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Cases" style:family="table">
      <style:table-properties style:width="17.595cm" fo:margin-left="0cm" table:align="left"/>
    </style:style>
    <style:style style:name="TestCases.A" style:family="table-column">
      <style:table-column-properties style:column-width="4.397cm"/>
    </style:style>
    <style:style style:name="TestCases.B" style:family="table-column">
      <style:table-column-properties style:column-width="6.292cm"/>
    </style:style>
    <style:style style:name="TestCases.C" style:family="table-column">
      <style:table-column-properties style:column-width="3.307cm"/>
    </style:style>
    <style:style style:name="TestCases.D" style:family="table-column">
      <style:table-column-properties style:column-width="3.598cm"/>
    </style:style>
    <style:style style:name="TestCases.A1" style:family="table-cell">
      <style:table-cell-properties fo:padding="0.097cm" fo:border-left="0.05pt solid #000000" fo:border-right="none" fo:border-top="0.05pt solid #000000" fo:border-bottom="0.05pt solid #000000"/>
    </style:style>
    <style:style style:name="TestCases.D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D2" style:family="table-cell">
      <style:table-cell-properties fo:padding="0.097cm" fo:border-left="0.05pt solid #000000" fo:border-right="0.05pt solid #000000" fo:border-top="none" fo:border-bottom="0.05pt solid #000000"/>
    </style:style>
    <style:style style:name="ModularCode" style:family="table">
      <style:table-properties style:width="17.595cm" fo:margin-left="0cm" table:align="left"/>
    </style:style>
    <style:style style:name="ModularCode.A" style:family="table-column">
      <style:table-column-properties style:column-width="15.61cm"/>
    </style:style>
    <style:style style:name="ModularCode.B" style:family="table-column">
      <style:table-column-properties style:column-width="1.984cm"/>
    </style:style>
    <style:style style:name="ModularCode.A1" style:family="table-cell">
      <style:table-cell-properties fo:padding="0.097cm" fo:border-left="0.05pt solid #000000" fo:border-right="none" fo:border-top="0.05pt solid #000000" fo:border-bottom="0.05pt solid #000000"/>
    </style:style>
    <style:style style:name="ModularCode.B1" style:family="table-cell">
      <style:table-cell-properties fo:padding="0.097cm" fo:border="0.05pt solid #000000"/>
    </style:style>
    <style:style style:name="ModularCode.A2" style:family="table-cell">
      <style:table-cell-properties fo:padding="0.097cm" fo:border-left="0.05pt solid #000000" fo:border-right="none" fo:border-top="none" fo:border-bottom="0.05pt solid #000000"/>
    </style:style>
    <style:style style:name="ModularCode.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5.61cm"/>
    </style:style>
    <style:style style:name="Table2.B" style:family="table-column">
      <style:table-column-properties style:column-width="1.9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5.61cm"/>
    </style:style>
    <style:style style:name="Table4.B" style:family="table-column">
      <style:table-column-properties style:column-width="1.98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6e4ab" officeooo:paragraph-rsid="0006e4ab" style:font-size-asian="12.25pt" style:font-size-complex="14pt"/>
    </style:style>
    <style:style style:name="P2" style:family="paragraph" style:parent-style-name="Standard">
      <style:paragraph-properties fo:text-align="center" style:justify-single-word="false"/>
      <style:text-properties fo:font-size="14pt" officeooo:rsid="000b3be3" officeooo:paragraph-rsid="000b3be3" style:font-size-asian="12.25pt" style:font-size-complex="14pt"/>
    </style:style>
    <style:style style:name="P3" style:family="paragraph" style:parent-style-name="Standard">
      <style:paragraph-properties fo:text-align="center" style:justify-single-word="false"/>
      <style:text-properties fo:font-size="14pt" officeooo:rsid="0006e4ab" officeooo:paragraph-rsid="0006e4ab" style:font-size-asian="14pt" style:font-size-complex="14pt"/>
    </style:style>
    <style:style style:name="P4" style:family="paragraph" style:parent-style-name="Standard">
      <style:paragraph-properties fo:text-align="justify" style:justify-single-word="false"/>
      <style:text-properties fo:font-size="14pt" officeooo:rsid="001d14cc" officeooo:paragraph-rsid="001d14cc" style:font-size-asian="14pt" style:font-size-complex="14pt"/>
    </style:style>
    <style:style style:name="P5" style:family="paragraph" style:parent-style-name="Standard">
      <style:paragraph-properties fo:text-align="center" style:justify-single-word="false"/>
      <style:text-properties fo:font-size="22pt" officeooo:rsid="0006e4ab" officeooo:paragraph-rsid="0006e4ab" style:font-size-asian="22pt" style:font-size-complex="22pt"/>
    </style:style>
    <style:style style:name="P6" style:family="paragraph" style:parent-style-name="Text_20_body">
      <style:paragraph-properties fo:text-align="justify" style:justify-single-word="false"/>
      <style:text-properties fo:font-size="14pt" officeooo:rsid="000b3be3" officeooo:paragraph-rsid="000b3be3" style:font-size-asian="12.25pt" style:font-size-complex="14pt"/>
    </style:style>
    <style:style style:name="P7" style:family="paragraph" style:parent-style-name="Text_20_body">
      <style:paragraph-properties fo:text-align="justify" style:justify-single-word="false"/>
      <style:text-properties fo:font-size="14pt" officeooo:rsid="000a6b17" officeooo:paragraph-rsid="00124093" style:font-size-asian="12.25pt" style:font-size-complex="14pt"/>
    </style:style>
    <style:style style:name="P8" style:family="paragraph" style:parent-style-name="Text_20_body">
      <style:paragraph-properties fo:text-align="start" style:justify-single-word="false"/>
      <style:text-properties fo:font-size="14pt" officeooo:rsid="000b3be3" officeooo:paragraph-rsid="000b3be3" style:font-size-asian="14pt" style:font-size-complex="14pt"/>
    </style:style>
    <style:style style:name="P9" style:family="paragraph" style:parent-style-name="Text_20_body">
      <style:paragraph-properties fo:text-align="justify" style:justify-single-word="false"/>
      <style:text-properties officeooo:rsid="00123e21" officeooo:paragraph-rsid="00123e21"/>
    </style:style>
    <style:style style:name="P10" style:family="paragraph" style:parent-style-name="Text_20_body">
      <style:paragraph-properties fo:text-align="justify" style:justify-single-word="false"/>
      <style:text-properties officeooo:rsid="001d14cc" officeooo:paragraph-rsid="001d14cc"/>
    </style:style>
    <style:style style:name="P11" style:family="paragraph" style:parent-style-name="Table_20_Contents">
      <style:text-properties officeooo:rsid="000a6b17" officeooo:paragraph-rsid="000a6b17"/>
    </style:style>
    <style:style style:name="P12" style:family="paragraph" style:parent-style-name="Table_20_Contents">
      <style:paragraph-properties fo:text-align="center" style:justify-single-word="false"/>
      <style:text-properties fo:font-weight="bold" officeooo:rsid="000a6b17" officeooo:paragraph-rsid="000a6b17" style:font-weight-asian="bold" style:font-weight-complex="bold"/>
    </style:style>
    <style:style style:name="P13" style:family="paragraph" style:parent-style-name="Table_20_Contents">
      <style:paragraph-properties fo:text-align="center" style:justify-single-word="false"/>
      <style:text-properties fo:font-size="12pt" fo:font-weight="bold" officeooo:rsid="000a6b17" officeooo:paragraph-rsid="000a6b17"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fo:font-weight="bold" officeooo:rsid="000a6b17" officeooo:paragraph-rsid="001d14cc" style:font-size-asian="12pt" style:font-weight-asian="bold" style:font-size-complex="12pt" style:font-weight-complex="bold"/>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size="12pt" officeooo:rsid="000a6b17" officeooo:paragraph-rsid="000a6b17" style:font-size-asian="12pt" style:font-size-complex="12pt"/>
    </style:style>
    <style:style style:name="P17" style:family="paragraph" style:parent-style-name="Table_20_Contents">
      <style:text-properties fo:font-size="12pt" officeooo:rsid="0012fb78" officeooo:paragraph-rsid="0012fb78" style:font-size-asian="12pt" style:font-size-complex="12pt"/>
    </style:style>
    <style:style style:name="P18" style:family="paragraph" style:parent-style-name="Table_20_Contents">
      <style:text-properties fo:font-size="12pt" officeooo:rsid="00147908" officeooo:paragraph-rsid="0014bad7" style:font-size-asian="12pt" style:font-size-complex="12pt"/>
    </style:style>
    <style:style style:name="P19" style:family="paragraph" style:parent-style-name="Table_20_Contents">
      <style:text-properties fo:font-size="12pt" officeooo:paragraph-rsid="001d14cc" style:font-size-asian="12pt" style:font-size-complex="12pt"/>
    </style:style>
    <style:style style:name="P20" style:family="paragraph" style:parent-style-name="Table_20_Contents">
      <style:text-properties officeooo:rsid="0019b0f3" officeooo:paragraph-rsid="0019b0f3"/>
    </style:style>
    <style:style style:name="P21" style:family="paragraph" style:parent-style-name="Standard">
      <style:paragraph-properties fo:text-align="center" style:justify-single-word="false"/>
      <style:text-properties fo:font-size="14pt" officeooo:rsid="0006e4ab" officeooo:paragraph-rsid="004c01a5" style:font-size-asian="12.25pt" style:font-size-complex="14pt"/>
    </style:style>
    <style:style style:name="P22" style:family="paragraph" style:parent-style-name="Text_20_body">
      <style:text-properties fo:font-size="14pt" officeooo:rsid="0032fb6c" officeooo:paragraph-rsid="0032fb6c" style:font-size-asian="12.25pt" style:font-size-complex="14pt"/>
    </style:style>
    <style:style style:name="P23" style:family="paragraph" style:parent-style-name="Contents_20_Heading">
      <style:paragraph-properties fo:break-before="page"/>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fo:break-before="page"/>
    </style:style>
    <style:style style:name="P26" style:family="paragraph" style:parent-style-name="Heading_20_1">
      <style:paragraph-properties fo:break-before="page"/>
      <style:text-properties officeooo:paragraph-rsid="001d14cc"/>
    </style:style>
    <style:style style:name="P27" style:family="paragraph" style:parent-style-name="Heading_20_2">
      <style:paragraph-properties fo:text-align="justify" style:justify-single-word="false"/>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Heading_20_3">
      <style:paragraph-properties fo:text-align="justify" style:justify-single-word="false"/>
    </style:style>
    <style:style style:name="P30" style:family="paragraph" style:parent-style-name="Heading_20_3">
      <style:paragraph-properties fo:text-align="justify" style:justify-single-word="false"/>
      <style:text-properties fo:font-size="14pt" officeooo:rsid="000d3b40" officeooo:paragraph-rsid="001a1e1c" style:font-size-asian="14pt" style:font-size-complex="14pt"/>
    </style:style>
    <style:style style:name="P31" style:family="paragraph" style:parent-style-name="Heading_20_3">
      <style:paragraph-properties fo:text-align="justify" style:justify-single-word="false"/>
      <style:text-properties fo:font-size="14pt" officeooo:rsid="000d3b40" officeooo:paragraph-rsid="0032fb6c" style:font-size-asian="14pt" style:font-size-complex="14pt"/>
    </style:style>
    <style:style style:name="P32" style:family="paragraph" style:parent-style-name="Heading_20_3">
      <style:text-properties officeooo:rsid="0030327b" officeooo:paragraph-rsid="0030327b"/>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Table_20_Contents">
      <style:paragraph-properties fo:text-align="start" style:justify-single-word="false"/>
      <style:text-properties fo:font-weight="bold" officeooo:rsid="000a6b17" officeooo:paragraph-rsid="000a6b17" style:font-weight-asian="bold" style:font-weight-complex="bold"/>
    </style:style>
    <style:style style:name="P35" style:family="paragraph" style:parent-style-name="Table_20_Contents">
      <style:paragraph-properties fo:text-align="start" style:justify-single-word="false"/>
      <style:text-properties fo:font-weight="normal" officeooo:rsid="002ee0e4" officeooo:paragraph-rsid="002ee0e4" style:font-weight-asian="normal" style:font-weight-complex="normal"/>
    </style:style>
    <style:style style:name="P36" style:family="paragraph" style:parent-style-name="Table_20_Contents">
      <style:text-properties officeooo:rsid="0010ad57" officeooo:paragraph-rsid="0010ad57"/>
    </style:style>
    <style:style style:name="P37" style:family="paragraph" style:parent-style-name="Table_20_Contents">
      <style:text-properties officeooo:rsid="002ee0e4" officeooo:paragraph-rsid="002ee0e4"/>
    </style:style>
    <style:style style:name="P38" style:family="paragraph" style:parent-style-name="Table_20_Contents">
      <style:text-properties fo:font-size="12pt" style:font-size-asian="12pt" style:font-size-complex="12pt"/>
    </style:style>
    <style:style style:name="P39" style:family="paragraph" style:parent-style-name="Table_20_Contents">
      <style:text-properties fo:font-size="12pt" officeooo:rsid="0019641e" officeooo:paragraph-rsid="0032fb6c" style:font-size-asian="12pt" style:font-size-complex="12pt"/>
    </style:style>
    <style:style style:name="P40" style:family="paragraph" style:parent-style-name="Table_20_Contents">
      <style:text-properties fo:font-size="12pt" officeooo:rsid="0019641e" officeooo:paragraph-rsid="0034d67e" style:font-size-asian="12pt" style:font-size-complex="12pt"/>
    </style:style>
    <style:style style:name="P41" style:family="paragraph" style:parent-style-name="Table_20_Contents">
      <style:text-properties fo:font-size="12pt" officeooo:rsid="0019b0f3" officeooo:paragraph-rsid="0034d67e" style:font-size-asian="12pt" style:font-size-complex="12pt"/>
    </style:style>
    <style:style style:name="P42" style:family="paragraph" style:parent-style-name="Table_20_Contents">
      <style:text-properties fo:font-size="12pt" officeooo:rsid="00302323" officeooo:paragraph-rsid="00302323" style:font-size-asian="12pt" style:font-size-complex="12pt"/>
    </style:style>
    <style:style style:name="P43" style:family="paragraph" style:parent-style-name="Table_20_Contents">
      <style:text-properties fo:font-size="12pt" officeooo:rsid="0030327b" officeooo:paragraph-rsid="0030327b" style:font-size-asian="12pt" style:font-size-complex="12pt"/>
    </style:style>
    <style:style style:name="P44" style:family="paragraph" style:parent-style-name="Table_20_Contents">
      <style:text-properties fo:font-size="12pt" officeooo:paragraph-rsid="0032fb6c" style:font-size-asian="12pt" style:font-size-complex="12pt"/>
    </style:style>
    <style:style style:name="P45" style:family="paragraph" style:parent-style-name="Table_20_Contents">
      <style:text-properties fo:font-size="12pt" officeooo:paragraph-rsid="001d14cc" style:font-size-asian="12pt" style:font-size-complex="12pt"/>
    </style:style>
    <style:style style:name="P46" style:family="paragraph" style:parent-style-name="Table_20_Contents">
      <style:text-properties fo:font-size="12pt" officeooo:rsid="003b5c51" officeooo:paragraph-rsid="003b5c51" style:font-size-asian="12pt" style:font-size-complex="12pt"/>
    </style:style>
    <style:style style:name="P47" style:family="paragraph" style:parent-style-name="Table_20_Contents">
      <style:text-properties fo:font-size="12pt" officeooo:rsid="003cec56" officeooo:paragraph-rsid="003cec56" style:font-size-asian="12pt" style:font-size-complex="12pt"/>
    </style:style>
    <style:style style:name="P48" style:family="paragraph" style:parent-style-name="Table_20_Contents">
      <style:text-properties fo:font-size="12pt" officeooo:rsid="0040a6bc" officeooo:paragraph-rsid="0040a6bc" style:font-size-asian="12pt" style:font-size-complex="12pt"/>
    </style:style>
    <style:style style:name="P49" style:family="paragraph" style:parent-style-name="Table_20_Contents">
      <style:paragraph-properties fo:text-align="center" style:justify-single-word="false"/>
      <style:text-properties fo:font-size="12pt" fo:font-weight="bold" officeooo:rsid="000a6b17" officeooo:paragraph-rsid="0032fb6c" style:font-size-asian="12pt" style:font-weight-asian="bold" style:font-size-complex="12pt" style:font-weight-complex="bold"/>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1a1e1c" style:font-size-asian="14pt" style:font-size-complex="14pt"/>
    </style:style>
    <style:style style:name="T3" style:family="text">
      <style:text-properties fo:font-size="14pt" officeooo:rsid="0039e85a" style:font-size-asian="14pt" style:font-size-complex="14pt"/>
    </style:style>
    <style:style style:name="T4" style:family="text">
      <style:text-properties fo:font-size="14pt" officeooo:rsid="003b5c51" style:font-size-asian="14pt" style:font-size-complex="14pt"/>
    </style:style>
    <style:style style:name="T5" style:family="text">
      <style:text-properties fo:font-size="14pt" officeooo:rsid="0043f9a7" style:font-size-asian="14pt" style:font-size-complex="14pt"/>
    </style:style>
    <style:style style:name="T6" style:family="text">
      <style:text-properties fo:font-size="14pt" style:font-size-asian="12.25pt" style:font-size-complex="14pt"/>
    </style:style>
    <style:style style:name="T7" style:family="text">
      <style:text-properties fo:font-size="14pt" officeooo:rsid="0017ef4d" style:font-size-asian="12.25pt" style:font-size-complex="14pt"/>
    </style:style>
    <style:style style:name="T8" style:family="text">
      <style:text-properties fo:font-size="14pt" officeooo:rsid="002a1446" style:font-size-asian="12.25pt" style:font-size-complex="14pt"/>
    </style:style>
    <style:style style:name="T9" style:family="text">
      <style:text-properties fo:font-size="14pt" officeooo:rsid="004719f0" style:font-size-asian="12.25pt" style:font-size-complex="14pt"/>
    </style:style>
    <style:style style:name="T10" style:family="text">
      <style:text-properties fo:font-size="14pt" style:text-underline-style="solid" style:text-underline-type="double" style:text-underline-width="auto" style:text-underline-color="font-color" officeooo:rsid="0017ef4d" style:font-size-asian="12.25pt" style:font-size-complex="14pt"/>
    </style:style>
    <style:style style:name="T11" style:family="text">
      <style:text-properties fo:font-size="14pt" style:text-underline-style="none" officeooo:rsid="0017ef4d" style:font-size-asian="12.25pt" style:font-size-complex="14pt"/>
    </style:style>
    <style:style style:name="T12" style:family="text">
      <style:text-properties officeooo:rsid="000b3be3"/>
    </style:style>
    <style:style style:name="T13" style:family="text">
      <style:text-properties officeooo:rsid="000c251d"/>
    </style:style>
    <style:style style:name="T14" style:family="text">
      <style:text-properties officeooo:rsid="00147908"/>
    </style:style>
    <style:style style:name="T15" style:family="text">
      <style:text-properties officeooo:rsid="001544c1"/>
    </style:style>
    <style:style style:name="T16" style:family="text">
      <style:text-properties officeooo:rsid="00124093"/>
    </style:style>
    <style:style style:name="T17" style:family="text">
      <style:text-properties officeooo:rsid="0012fb78"/>
    </style:style>
    <style:style style:name="T18" style:family="text">
      <style:text-properties officeooo:rsid="0014bad7"/>
    </style:style>
    <style:style style:name="T19" style:family="text">
      <style:text-properties officeooo:rsid="001727ff"/>
    </style:style>
    <style:style style:name="T20" style:family="text">
      <style:text-properties officeooo:rsid="0017ef4d"/>
    </style:style>
    <style:style style:name="T21" style:family="text">
      <style:text-properties officeooo:rsid="0019b0f3"/>
    </style:style>
    <style:style style:name="T22" style:family="text">
      <style:text-properties officeooo:rsid="001a1e1c"/>
    </style:style>
    <style:style style:name="T23" style:family="text">
      <style:text-properties officeooo:rsid="0023562b"/>
    </style:style>
    <style:style style:name="T24" style:family="text">
      <style:text-properties officeooo:rsid="00281415"/>
    </style:style>
    <style:style style:name="T25" style:family="text">
      <style:text-properties officeooo:rsid="002ca01d"/>
    </style:style>
    <style:style style:name="T26" style:family="text">
      <style:text-properties officeooo:rsid="002cbeef"/>
    </style:style>
    <style:style style:name="T27" style:family="text">
      <style:text-properties officeooo:rsid="002e5752"/>
    </style:style>
    <style:style style:name="T28" style:family="text">
      <style:text-properties fo:font-weight="normal" style:font-weight-asian="normal" style:font-weight-complex="normal"/>
    </style:style>
    <style:style style:name="T29" style:family="text">
      <style:text-properties officeooo:rsid="0030327b"/>
    </style:style>
    <style:style style:name="T30" style:family="text">
      <style:text-properties officeooo:rsid="0030a727"/>
    </style:style>
    <style:style style:name="T31" style:family="text">
      <style:text-properties officeooo:rsid="0034d67e"/>
    </style:style>
    <style:style style:name="T32" style:family="text">
      <style:text-properties officeooo:rsid="00367d3e"/>
    </style:style>
    <style:style style:name="T33" style:family="text">
      <style:text-properties officeooo:rsid="00371173"/>
    </style:style>
    <style:style style:name="T34" style:family="text">
      <style:text-properties officeooo:rsid="0037f7eb"/>
    </style:style>
    <style:style style:name="T35" style:family="text">
      <style:text-properties officeooo:rsid="0039e85a"/>
    </style:style>
    <style:style style:name="T36" style:family="text">
      <style:text-properties officeooo:rsid="003b5c51"/>
    </style:style>
    <style:style style:name="T37" style:family="text">
      <style:text-properties officeooo:rsid="003c8a65"/>
    </style:style>
    <style:style style:name="T38" style:family="text">
      <style:text-properties officeooo:rsid="0040a6bc"/>
    </style:style>
    <style:style style:name="T39" style:family="text">
      <style:text-properties officeooo:rsid="004106ab"/>
    </style:style>
    <style:style style:name="T40" style:family="text">
      <style:text-properties officeooo:rsid="00423070"/>
    </style:style>
    <style:style style:name="T41" style:family="text">
      <style:text-properties officeooo:rsid="004c01a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Test Plan and Procedure – <text:span text:style-name="T12">P3.3</text:span></text:p>
      <text:p text:style-name="P2">ECE 3740 – Ken Ferens – <text:span text:style-name="T13">Fall 2017</text:span></text:p>
      <text:p text:style-name="P2">Assignment <text:span text:style-name="T24">3.3</text:span></text:p>
      <text:p text:style-name="P21">Daniel Lovegrove</text:p>
      <text:p text:style-name="P21"><text:span text:style-name="T41">November 3,</text:span> 2017</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index-title text:style-name="Sect1" text:name="Table of Contents1_Head">
            <text:p text:style-name="P23">TABLE OF CONTENTS</text:p>
          </text:index-title>
          <text:p text:style-name="P28"><text:a xlink:type="simple" xlink:href="#__RefHeading___Toc837_67449277" text:style-name="Index_20_Link" text:visited-style-name="Index_20_Link"><text:span text:style-name="T1">1. INTRODUCTION<text:tab/>3</text:span></text:a></text:p>
          <text:p text:style-name="P33"><text:a xlink:type="simple" xlink:href="#__RefHeading___Toc627_67449277" text:style-name="Index_20_Link" text:visited-style-name="Index_20_Link"><text:span text:style-name="T1">1.1 Purpose of the Test Plan Document<text:tab/>3</text:span></text:a></text:p>
          <text:p text:style-name="P28"><text:a xlink:type="simple" xlink:href="#__RefHeading___Toc1360_67449277" text:style-name="Index_20_Link" text:visited-style-name="Index_20_Link"><text:span text:style-name="T1">2. TESTING<text:tab/>3</text:span></text:a></text:p>
          <text:p text:style-name="P33"><text:a xlink:type="simple" xlink:href="#__RefHeading___Toc1362_67449277" text:style-name="Index_20_Link" text:visited-style-name="Index_20_Link"><text:span text:style-name="T1">2.1 Test Plan and Cases<text:tab/>3</text:span></text:a></text:p>
          <text:p text:style-name="P33"><text:a xlink:type="simple" xlink:href="#__RefHeading___Toc1364_67449277" text:style-name="Index_20_Link" text:visited-style-name="Index_20_Link"><text:span text:style-name="T1">2.2 Test Procedures<text:tab/>3</text:span></text:a></text:p>
          <text:p text:style-name="P50"><text:a xlink:type="simple" xlink:href="#__RefHeading___Toc1366_67449277" text:style-name="Index_20_Link" text:visited-style-name="Index_20_Link"><text:span text:style-name="T1">2.2.1 Server Connection<text:tab/>3</text:span></text:a></text:p>
          <text:p text:style-name="P50"><text:a xlink:type="simple" xlink:href="#__RefHeading___Toc771_1246225515" text:style-name="Index_20_Link" text:visited-style-name="Index_20_Link"><text:span text:style-name="T1">2.2.2 LED Toggle and PB Monitor Functionality<text:tab/>4</text:span></text:a></text:p>
          <text:p text:style-name="P50"><text:a xlink:type="simple" xlink:href="#__RefHeading___Toc269_1733111289" text:style-name="Index_20_Link" text:visited-style-name="Index_20_Link"><text:span text:style-name="T1">2.2.3 Server Disconnect Functionality<text:tab/>5</text:span></text:a></text:p>
          <text:p text:style-name="P28"><text:a xlink:type="simple" xlink:href="#__RefHeading___Toc1369_67449277" text:style-name="Index_20_Link" text:visited-style-name="Index_20_Link"><text:span text:style-name="T1">3. TEST PLAN APPROVAL<text:tab/>6</text:span></text:a></text:p>
          <text:p text:style-name="P28"><text:a xlink:type="simple" xlink:href="#__RefHeading___Toc1371_67449277" text:style-name="Index_20_Link" text:visited-style-name="Index_20_Link"><text:span text:style-name="T1">4. REFERENCES<text:tab/>6</text:span></text:a></text:p>
        </text:index-body>
      </text:table-of-content>
      <text:p text:style-name="P3"/>
      <text:h text:style-name="P25" text:outline-level="1"><text:bookmark-start text:name="__RefHeading___Toc837_67449277"/>1. INTRODUCTION<text:bookmark-end text:name="__RefHeading___Toc837_67449277"/></text:h>
      <text:h text:style-name="P27" text:outline-level="2"><text:bookmark-start text:name="__RefHeading___Toc627_67449277"/><text:bookmark-start text:name="__DdeLink__262_1733111289"/>1.1 Purpose of the Test Plan Document<text:bookmark-end text:name="__RefHeading___Toc627_67449277"/><text:bookmark-end text:name="__DdeLink__262_1733111289"/></text:h>
      <text:p text:style-name="P9"><text:span text:style-name="T7">T</text:span><text:span text:style-name="T6">his document tests whether </text:span><text:span text:style-name="T7">the program to toggle LEDs and monitor push buttons on the MX7CK board works by connecting to a TCP/</text:span><text:span text:style-name="T9">IP</text:span><text:span text:style-name="T7"> server </text:span><text:span text:style-name="T11">on</text:span><text:span text:style-name="T7"> the board </text:span><text:span text:style-name="T8">through a Java GUI client, and using the client</text:span><text:span text:style-name="T7"> to interface with the board.</text:span></text:p>
      <text:h text:style-name="P24" text:outline-level="1"><text:bookmark-start text:name="__RefHeading___Toc1360_67449277"/>2. TESTING<text:bookmark-end text:name="__RefHeading___Toc1360_67449277"/></text:h>
      <text:h text:style-name="P27" text:outline-level="2"><text:bookmark-start text:name="__RefHeading___Toc1362_67449277"/>2.1 Test Plan and Cases<text:bookmark-end text:name="__RefHeading___Toc1362_67449277"/></text:h>
      <table:table table:name="TestCases" table:style-name="TestCases">
        <table:table-column table:style-name="TestCases.A"/>
        <table:table-column table:style-name="TestCases.B"/>
        <table:table-column table:style-name="TestCases.C"/>
        <table:table-column table:style-name="TestCases.D"/>
        <table:table-row>
          <table:table-cell table:style-name="TestCases.A1" office:value-type="string">
            <text:p text:style-name="P12">Item to Test</text:p>
          </table:table-cell>
          <table:table-cell table:style-name="TestCases.A1" office:value-type="string">
            <text:p text:style-name="P12">Test Description</text:p>
          </table:table-cell>
          <table:table-cell table:style-name="TestCases.A1" office:value-type="string">
            <text:p text:style-name="P12">Test Date</text:p>
          </table:table-cell>
          <table:table-cell table:style-name="TestCases.D1" office:value-type="string">
            <text:p text:style-name="P12">Responsibility</text:p>
          </table:table-cell>
        </table:table-row>
        <table:table-row>
          <table:table-cell table:style-name="TestCases.A2" office:value-type="string">
            <text:p text:style-name="P35">Server Connection</text:p>
          </table:table-cell>
          <table:table-cell table:style-name="TestCases.A2" office:value-type="string">
            <text:p text:style-name="P35">Verify that the Java client connects to the local MX7CK TCP/IP server.</text:p>
          </table:table-cell>
          <table:table-cell table:style-name="TestCases.A2" office:value-type="string">
            <text:p text:style-name="P34"/>
          </table:table-cell>
          <table:table-cell table:style-name="TestCases.D2" office:value-type="string">
            <text:p text:style-name="P35">Daniel Lovegrove</text:p>
          </table:table-cell>
        </table:table-row>
        <table:table-row>
          <table:table-cell table:style-name="TestCases.A2" office:value-type="string">
            <text:p text:style-name="P36"><text:span text:style-name="T20">LED Toggle and PB Monitor Functionality.</text:span></text:p>
          </table:table-cell>
          <table:table-cell table:style-name="TestCases.A2" office:value-type="string">
            <text:p text:style-name="P37">Verify that the client can issue commands through the GUI to the server. The board should respond by turning LEDs on/off and returning the state of the push buttons.</text:p>
          </table:table-cell>
          <table:table-cell table:style-name="TestCases.A2" office:value-type="string">
            <text:p text:style-name="Table_20_Contents"/>
          </table:table-cell>
          <table:table-cell table:style-name="TestCases.D2" office:value-type="string">
            <text:p text:style-name="P11">Daniel Lovegrove</text:p>
          </table:table-cell>
        </table:table-row>
        <table:table-row>
          <table:table-cell table:style-name="TestCases.A2" office:value-type="string">
            <text:p text:style-name="P20">Disconnect <text:span text:style-name="T29">F</text:span>unctionality.</text:p>
          </table:table-cell>
          <table:table-cell table:style-name="TestCases.A2" office:value-type="string">
            <text:p text:style-name="P20"><text:span text:style-name="T30">D</text:span>isconnect from <text:span text:style-name="T30">the server</text:span>, connect to it, <text:span text:style-name="T30">the quit.</text:span></text:p>
          </table:table-cell>
          <table:table-cell table:style-name="TestCases.A2" office:value-type="string">
            <text:p text:style-name="Table_20_Contents"/>
          </table:table-cell>
          <table:table-cell table:style-name="TestCases.D2" office:value-type="string">
            <text:p text:style-name="P20">Daniel Lovegrove</text:p>
          </table:table-cell>
        </table:table-row>
      </table:table>
      <text:p text:style-name="Text_20_body"/>
      <text:h text:style-name="P27" text:outline-level="2"><text:bookmark-start text:name="__RefHeading___Toc1364_67449277"/>2.2 Test Procedures<text:bookmark-end text:name="__RefHeading___Toc1364_67449277"/></text:h>
      <text:h text:style-name="P29" text:outline-level="3"><text:bookmark-start text:name="__RefHeading___Toc1366_67449277"/>2.2.1 <text:span text:style-name="T27">Server Connection</text:span><text:bookmark-end text:name="__RefHeading___Toc1366_67449277"/></text:h>
      <text:p text:style-name="P7">Prerequisites: Be using a Windows machine <text:span text:style-name="T14">with Netbeans IDE, MPLAB X, XC32 compiler and the PIC32 peripheral libraries installed. You must</text:span> have the project file<text:span text:style-name="T20">s</text:span> downloaded, <text:span text:style-name="T15">and an MX7CK board with a micro USB cable and Ethernet cable.</text:span></text:p>
      <table:table table:name="ModularCode" table:style-name="ModularCode">
        <table:table-column table:style-name="ModularCode.A"/>
        <table:table-column table:style-name="ModularCode.B"/>
        <table:table-row>
          <table:table-cell table:style-name="ModularCode.A1" office:value-type="string">
            <text:p text:style-name="P13">Instruction</text:p>
          </table:table-cell>
          <table:table-cell table:style-name="ModularCode.B1" office:value-type="string">
            <text:p text:style-name="P13">P/F</text:p>
          </table:table-cell>
        </table:table-row>
        <table:table-row>
          <table:table-cell table:style-name="ModularCode.A2" office:value-type="string">
            <text:p text:style-name="P16">1. <text:span text:style-name="T17">Using the file explorer GUI, copy the folder P3.3 to C:\tmp\P3.3</text:span></text:p>
          </table:table-cell>
          <table:table-cell table:style-name="ModularCode.B2" office:value-type="string">
            <text:p text:style-name="P15"/>
          </table:table-cell>
        </table:table-row>
        <table:table-row>
          <table:table-cell table:style-name="ModularCode.A2" office:value-type="string">
            <text:p text:style-name="P17"><text:span text:style-name="T14">2. Connect the MX7CK board to your computer with a micro USB cable </text:span>and Ethernet cable<text:span text:style-name="T14">. The small end of the </text:span>USB<text:span text:style-name="T14"> should be plugged into the DEBUG port. </text:span>The Ethernet cable should be connected between the board and the computer. Turn the board ON</text:p>
          </table:table-cell>
          <table:table-cell table:style-name="ModularCode.B2" office:value-type="string">
            <text:p text:style-name="P15"/>
          </table:table-cell>
        </table:table-row>
        <table:table-row>
          <table:table-cell table:style-name="ModularCode.A2" office:value-type="string">
            <text:p text:style-name="P17">3. Open MPLAB X IDE by clicking its icon.</text:p>
          </table:table-cell>
          <table:table-cell table:style-name="ModularCode.B2" office:value-type="string">
            <text:p text:style-name="P15"/>
          </table:table-cell>
        </table:table-row>
        <table:table-row>
          <table:table-cell table:style-name="ModularCode.A2" office:value-type="string">
            <text:p text:style-name="P17">4. In MPLAB X, click File-&gt;Open Project. Using the file explorer that was opened, open the project <text:span text:style-name="T26">at </text:span>C:\tmp\<text:span text:style-name="T21">P3.3</text:span>\<text:span text:style-name="T25">MX7CKServer\</text:span>TCPIP\”Demo App”\<text:span text:style-name="T18">XC32-PIC32_ETH_SK_ETH795.X</text:span></text:p>
          </table:table-cell>
          <table:table-cell table:style-name="ModularCode.B2" office:value-type="string">
            <text:p text:style-name="P15"/>
          </table:table-cell>
        </table:table-row>
        <text:soft-page-break/>
        <table:table-row>
          <table:table-cell table:style-name="ModularCode.A2" office:value-type="string">
            <text:p text:style-name="P18">5. Once the project is open, in MPLAB X click Debug-&gt;Debug Project. This will load the project onto the board. If a dialogue pops up for “Licensed Debugger not Found,” click CerebotMX7CK under Licensed Debugger and click OK.</text:p>
          </table:table-cell>
          <table:table-cell table:style-name="ModularCode.B2" office:value-type="string">
            <text:p text:style-name="P15"/>
          </table:table-cell>
        </table:table-row>
        <table:table-row>
          <table:table-cell table:style-name="ModularCode.A2" office:value-type="string">
            <text:p text:style-name="P42">6. Verify that the MX7CK server is running, wait no more than fifteen seconds for LED1 on the board to start blinking. When LED1 is blinking, the server is running.</text:p>
          </table:table-cell>
          <table:table-cell table:style-name="ModularCode.B2" office:value-type="string">
            <text:p text:style-name="P15"/>
          </table:table-cell>
        </table:table-row>
        <table:table-row>
          <table:table-cell table:style-name="ModularCode.A2" office:value-type="string">
            <text:p text:style-name="P42">7. Open the Netbeans IDE. Click File -&gt; Open Project. Using the file explorer that Netbeans just opened, navigate to the P3.3 folder and open the “Client” project.</text:p>
          </table:table-cell>
          <table:table-cell table:style-name="ModularCode.B2" office:value-type="string">
            <text:p text:style-name="P15"/>
          </table:table-cell>
        </table:table-row>
        <table:table-row>
          <table:table-cell table:style-name="ModularCode.A2" office:value-type="string">
            <text:p text:style-name="P42">8. Press F6 <text:span text:style-name="T29">to run the Client application. Verify that a GUI window was opened.</text:span></text:p>
          </table:table-cell>
          <table:table-cell table:style-name="ModularCode.B2" office:value-type="string">
            <text:p text:style-name="P15"/>
          </table:table-cell>
        </table:table-row>
        <table:table-row>
          <table:table-cell table:style-name="ModularCode.A2" office:value-type="string">
            <text:p text:style-name="P43">9. Using the Java GUI window, click Connect.</text:p>
          </table:table-cell>
          <table:table-cell table:style-name="ModularCode.B2" office:value-type="string">
            <text:p text:style-name="P15"/>
          </table:table-cell>
        </table:table-row>
        <table:table-row>
          <table:table-cell table:style-name="ModularCode.A2" office:value-type="string">
            <text:p text:style-name="P43">10. Verify that the output window responded with: Client connected to server on port 7777. The Client is now connected to the server.</text:p>
          </table:table-cell>
          <table:table-cell table:style-name="ModularCode.B2" office:value-type="string">
            <text:p text:style-name="P15"/>
          </table:table-cell>
        </table:table-row>
      </table:table>
      <text:h text:style-name="P30" text:outline-level="3"/>
      <text:h text:style-name="P32" text:outline-level="3"><text:bookmark-start text:name="__RefHeading___Toc771_1246225515"/>2.2.2 LED Toggle and PB Monitor Functionality<text:bookmark-end text:name="__RefHeading___Toc771_1246225515"/></text:h>
      <text:p text:style-name="P22">Prerequisites: Have completed <text:span text:style-name="T36">test case 2.2.1, and server is still running with client connected.</text:span></text:p>
      <table:table table:name="Table4" table:style-name="Table4">
        <table:table-column table:style-name="Table4.A"/>
        <table:table-column table:style-name="Table4.B"/>
        <table:table-row>
          <table:table-cell table:style-name="Table4.A1" office:value-type="string">
            <text:p text:style-name="P49">Instruction</text:p>
          </table:table-cell>
          <table:table-cell table:style-name="Table4.B1" office:value-type="string">
            <text:p text:style-name="P49">P/F</text:p>
          </table:table-cell>
        </table:table-row>
        <table:table-row>
          <table:table-cell table:style-name="Table4.A2" office:value-type="string">
            <text:p text:style-name="P39">1. <text:span text:style-name="T31">Using the Client GUI, click the LED2 check box. Verify that LED2 is now on, and that the server sent a message saying LED2 is on. Deselect the LED2 check box. Verify that LED2 is now off, and that the server sent a message saying LED2 is off.</text:span></text:p>
          </table:table-cell>
          <table:table-cell table:style-name="Table4.B2" office:value-type="string">
            <text:p text:style-name="P44"/>
          </table:table-cell>
        </table:table-row>
        <table:table-row>
          <table:table-cell table:style-name="Table4.A2" office:value-type="string">
            <text:p text:style-name="P40"><text:span text:style-name="T34">2</text:span>. <text:span text:style-name="T31">Using the Client GUI, click the LED3 check box. Verify that LED3 is now on, and that the server sent a message saying LED3 is on. Deselect the LED3 check box. Verify that LED4 is now off, and that the server sent a message saying LED3 is off.</text:span></text:p>
          </table:table-cell>
          <table:table-cell table:style-name="Table4.B2" office:value-type="string">
            <text:p text:style-name="P44"/>
          </table:table-cell>
        </table:table-row>
        <table:table-row>
          <table:table-cell table:style-name="Table4.A2" office:value-type="string">
            <text:p text:style-name="P40"><text:span text:style-name="T34">3</text:span>. <text:span text:style-name="T31">Using the Client GUI, click the LED4 check box. Verify that LED4 is now on, and that the server sent a message saying LED4 is on. Deselect the LED4 check box. Verify that LED4 is now off, and that the server sent a message saying LED4 is off.</text:span></text:p>
          </table:table-cell>
          <table:table-cell table:style-name="Table4.B2" office:value-type="string">
            <text:p text:style-name="P44"/>
          </table:table-cell>
        </table:table-row>
        <table:table-row>
          <table:table-cell table:style-name="Table4.A2" office:value-type="string">
            <text:p text:style-name="P41"><text:span text:style-name="T34">4</text:span>. Without pressing any buttons <text:span text:style-name="T31">on the MX7CK board</text:span>, <text:span text:style-name="T31">using the Client GUI press the BTN1 button</text:span>. <text:span text:style-name="T31">Verify that in the output window it says</text:span> BTN1 is NOT pressed. Now, while holding BTN1 down <text:span text:style-name="T31">on the board</text:span>, <text:span text:style-name="T31">click the BTN1 button on the GUI</text:span>. <text:span text:style-name="T31">Verify in the output window that the</text:span> server respon<text:span text:style-name="T31">d</text:span>e<text:span text:style-name="T31">d</text:span> that BTN1 is pressed.</text:p>
          </table:table-cell>
          <table:table-cell table:style-name="Table4.B2" office:value-type="string">
            <text:p text:style-name="P44"/>
          </table:table-cell>
        </table:table-row>
        <table:table-row>
          <table:table-cell table:style-name="Table4.A2" office:value-type="string">
            <text:p text:style-name="P41"><text:span text:style-name="T34">5</text:span>. Without pressing any buttons <text:span text:style-name="T31">on the MX7CK board</text:span>, <text:span text:style-name="T31">using the Client GUI press the BTN2 button</text:span>. <text:span text:style-name="T31">Verify that in the output window</text:span> <text:span text:style-name="T31">it says</text:span> BTN<text:span text:style-name="T32">2</text:span> is NOT pressed. Now, while holding BTN<text:span text:style-name="T32">2</text:span> down <text:span text:style-name="T31">on the board</text:span>, <text:span text:style-name="T31">click the BTN2 button on the GUI</text:span>. <text:span text:style-name="T31">Verify in the output window that the</text:span> server respon<text:span text:style-name="T31">d</text:span>e<text:span text:style-name="T31">d</text:span> that BTN<text:span text:style-name="T32">2</text:span> is pressed.</text:p>
          </table:table-cell>
          <table:table-cell table:style-name="Table4.B2" office:value-type="string">
            <text:p text:style-name="P44"/>
          </table:table-cell>
        </table:table-row>
        <table:table-row>
          <table:table-cell table:style-name="Table4.A2" office:value-type="string">
            <text:p text:style-name="P41"><text:span text:style-name="T34">6</text:span>. Without pressing any buttons <text:span text:style-name="T31">on the MX7CK board</text:span>, <text:span text:style-name="T31">using the Client GUI press the BTN3 button</text:span>. <text:span text:style-name="T31">Verify </text:span>that <text:span text:style-name="T31">in the output window it says</text:span> BTN<text:span text:style-name="T32">3</text:span> is NOT pressed. Now, while holding BTN<text:span text:style-name="T33">3</text:span> down <text:span text:style-name="T31">on the board</text:span>, <text:span text:style-name="T31">click the BTN3 button on the GUI</text:span>. <text:span text:style-name="T31">Verify in the output window that the</text:span> server respon<text:span text:style-name="T31">d</text:span>e<text:span text:style-name="T31">d</text:span> that BTN<text:span text:style-name="T32">3</text:span> is pressed.</text:p>
          </table:table-cell>
          <table:table-cell table:style-name="Table4.B2" office:value-type="string">
            <text:p text:style-name="P44"/>
          </table:table-cell>
        </table:table-row>
      </table:table>
      <text:h text:style-name="P31" text:outline-level="3"><text:soft-page-break/></text:h>
      <text:h text:style-name="P31" text:outline-level="3"><text:bookmark-start text:name="__RefHeading___Toc269_1733111289"/>2.2.<text:span text:style-name="T40">3</text:span> <text:span text:style-name="T22">Server Disconnect Functionality</text:span><text:bookmark-end text:name="__RefHeading___Toc269_1733111289"/></text:h>
      <text:p text:style-name="P10"><text:span text:style-name="T2">P</text:span><text:span text:style-name="T1">rerequisites: Have completed </text:span><text:span text:style-name="T3">all previous tests, </text:span><text:span text:style-name="T4">and </text:span><text:span text:style-name="T5">make sure the</text:span><text:span text:style-name="T4"> client is still connected to the server.</text:span></text:p>
      <table:table table:name="Table2" table:style-name="Table2">
        <table:table-column table:style-name="Table2.A"/>
        <table:table-column table:style-name="Table2.B"/>
        <table:table-row>
          <table:table-cell table:style-name="Table2.A1" office:value-type="string">
            <text:p text:style-name="P14">Instruction</text:p>
          </table:table-cell>
          <table:table-cell table:style-name="Table2.B1" office:value-type="string">
            <text:p text:style-name="P14">P/F</text:p>
          </table:table-cell>
        </table:table-row>
        <table:table-row>
          <table:table-cell table:style-name="Table2.A2" office:value-type="string">
            <text:p text:style-name="P46">1. Verify that the client can disconnect. Click the disconnect button on the GUI. <text:span text:style-name="T37">The output window should say “Disconnect <text:s/>acknowledged.” then <text:s/>“Client disconnected from server on Port 7777”</text:span></text:p>
          </table:table-cell>
          <table:table-cell table:style-name="Table2.B2" office:value-type="string">
            <text:p text:style-name="P19"/>
          </table:table-cell>
        </table:table-row>
        <table:table-row>
          <table:table-cell table:style-name="Table2.A2" office:value-type="string">
            <text:p text:style-name="P47">2. Verify that the client can reconnect. Click the connect button on the GUI. The output window should say “Client connected to server on Port 7777”</text:p>
          </table:table-cell>
          <table:table-cell table:style-name="Table2.B2" office:value-type="string">
            <text:p text:style-name="P19"/>
          </table:table-cell>
        </table:table-row>
        <table:table-row>
          <table:table-cell table:style-name="Table2.A2" office:value-type="string">
            <text:p text:style-name="P47">3. Verify that the client can quit. <text:span text:style-name="T38">Press the red quit button. The client window should close almost immediately. This means the Client disconnected from the server and then quit.</text:span></text:p>
          </table:table-cell>
          <table:table-cell table:style-name="Table2.B2" office:value-type="string">
            <text:p text:style-name="P19"/>
          </table:table-cell>
        </table:table-row>
        <table:table-row>
          <table:table-cell table:style-name="Table2.A2" office:value-type="string">
            <text:p text:style-name="P48">4. Close Netbeans, stop the debugger in MPLAB X, close MPLAB X, <text:span text:style-name="T39">disconnect MX7CK board,</text:span> then optionally, remove the folder C:\tmp\3.3 .</text:p>
          </table:table-cell>
          <table:table-cell table:style-name="Table2.B2" office:value-type="string">
            <text:p text:style-name="P19"/>
          </table:table-cell>
        </table:table-row>
      </table:table>
      <text:p text:style-name="P10"><text:span text:style-name="T1"/></text:p>
      <text:p text:style-name="P4"/>
      <text:h text:style-name="P26" text:outline-level="1"><text:bookmark-start text:name="__RefHeading___Toc1369_67449277"/><text:span text:style-name="T16">3</text:span>. TEST PLAN APPROVAL<text:bookmark-end text:name="__RefHeading___Toc1369_67449277"/></text:h>
      <text:p text:style-name="P6">The undersigned acknowledge they have reviewed the P<text:span text:style-name="T35">3</text:span>.<text:span text:style-name="T23">3</text:span> Test Plan and Procedure document and agree with the approach it presents. Any changes to this Requirements Definition will be coordinated with and approved by the undersigned or their designated representatives.</text:p>
      <text:p text:style-name="P6"/>
      <text:p text:style-name="P6">Signature (TA) ______________________________________ <text:s/>Date: ______________</text:p>
      <text:p text:style-name="P6">Print Name: <text:s text:c="4"/>______________________________________</text:p>
      <text:p text:style-name="P6">Title: <text:s text:c="15"/>______________________________________</text:p>
      <text:p text:style-name="P6">Role: <text:s text:c="15"/>______________________________________</text:p>
      <text:p text:style-name="P6"/>
      <text:h text:style-name="P24" text:outline-level="1"><text:bookmark-start text:name="__RefHeading___Toc1371_67449277"/><text:span text:style-name="T16">4</text:span>. REFERENCES<text:bookmark-end text:name="__RefHeading___Toc1371_67449277"/></text:h>
      <text:p text:style-name="P8">K. Ferens, “ECE 3740 Systems Engineering Principles 1,” 15 September 2001. [Online]. Available: http://ece.eng.umanitoba.ca/undergradutate/ECE3740/. [Accessed 17 Septem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shadow="none"/>
      <style:text-properties fo:font-size="16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0:30:00.408526350</meta:creation-date>
    <dc:date>2017-11-03T09:07:21.466836943</dc:date>
    <meta:editing-duration>PT3H18M53S</meta:editing-duration>
    <meta:editing-cycles>58</meta:editing-cycles>
    <meta:generator>LibreOffice/5.1.6.2$Linux_X86_64 LibreOffice_project/10m0$Build-2</meta:generator>
    <meta:document-statistic meta:table-count="4" meta:image-count="0" meta:object-count="0" meta:page-count="6" meta:paragraph-count="75" meta:word-count="1021" meta:character-count="6147" meta:non-whitespace-character-count="5161"/>
  </office:meta>
</office:document-meta>
</file>